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547in" fo:break-before="auto" style:use-optimal-row-height="false"/>
    </style:style>
    <style:style style:name="ro14" style:family="table-row">
      <style:table-row-properties style:row-height="0.3925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ro16" style:family="table-row">
      <style:table-row-properties style:row-height="0.4146in" fo:break-before="auto" style:use-optimal-row-height="false"/>
    </style:style>
    <style:style style:name="ro17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4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6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3" style:family="table-cell" style:parent-style-name="Default">
      <style:table-cell-properties fo:background-color="#dee7e5" fo:border="0.06pt solid #000000" style:vertical-align="middle"/>
    </style:style>
    <style:style style:name="ce6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3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2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2" office:value-type="string" calcext:value-type="string">
            <text:p>+</text:p>
          </table:table-cell>
          <table:table-cell table:style-name="ce63"/>
          <table:table-cell table:style-name="ce64" office:value-type="string" calcext:value-type="string">
            <text:p>Симплекс</text:p>
          </table:table-cell>
          <table:table-cell table:style-name="ce64" office:value-type="string" calcext:value-type="string">
            <text:p>Дуплекс</text:p>
          </table:table-cell>
          <table:table-cell table:style-name="ce64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4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2" office:value-type="string" calcext:value-type="string">
            <text:p>+</text:p>
          </table:table-cell>
          <table:table-cell table:style-name="ce63" office:value-type="string" calcext:value-type="string">
            <text:p>Одно устройство генерирует 25 пакетов по 1334 байта в секунду</text:p>
          </table:table-cell>
          <table:table-cell table:style-name="ce64" office:value-type="string" calcext:value-type="string">
            <text:p>35 кб/c</text:p>
          </table:table-cell>
          <table:table-cell table:style-name="ce64" office:value-type="string" calcext:value-type="string">
            <text:p>70 кб/c</text:p>
          </table:table-cell>
          <table:table-cell table:style-name="ce64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4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2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1">
          <table:table-cell table:style-name="ce47" office:value-type="float" office:value="6" calcext:value-type="float">
            <text:p>6</text:p>
          </table:table-cell>
          <table:table-cell table:style-name="ce56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7" office:value-type="string" calcext:value-type="string">
            <text:p>3-5</text:p>
          </table:table-cell>
          <table:table-cell table:style-name="ce62" office:value-type="string" calcext:value-type="string">
            <text:p>+</text:p>
          </table:table-cell>
          <table:table-cell table:number-columns-repeated="1019"/>
        </table:table-row>
        <table:table-row table:style-name="ro6">
          <table:table-cell table:style-name="ce39"/>
          <table:table-cell table:style-name="ce53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8" office:value-type="float" office:value="7" calcext:value-type="float">
            <text:p>7</text:p>
          </table:table-cell>
          <table:table-cell table:style-name="ce57" office:value-type="string" calcext:value-type="string">
            <text:p>Ускорение загписи конфигурации через локальную сеть</text:p>
          </table:table-cell>
          <table:table-cell table:style-name="ce59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8" office:value-type="float" office:value="8" calcext:value-type="float">
            <text:p>8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8" office:value-type="float" office:value="9" calcext:value-type="float">
            <text:p>9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8" office:value-type="float" office:value="10" calcext:value-type="float">
            <text:p>10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8" office:value-type="float" office:value="11" calcext:value-type="float">
            <text:p>11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4">
          <table:table-cell table:style-name="ce48" office:value-type="float" office:value="12" calcext:value-type="float">
            <text:p>12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4">
          <table:table-cell table:style-name="ce48" office:value-type="float" office:value="13" calcext:value-type="float">
            <text:p>13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4">
          <table:table-cell table:style-name="ce48" office:value-type="float" office:value="14" calcext:value-type="float">
            <text:p>14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4">
          <table:table-cell table:style-name="ce48" office:value-type="float" office:value="15" calcext:value-type="float">
            <text:p>15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4">
          <table:table-cell table:style-name="ce48" office:value-type="float" office:value="16" calcext:value-type="float">
            <text:p>16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5">
          <table:table-cell table:style-name="ce48" office:value-type="float" office:value="17" calcext:value-type="float">
            <text:p>17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8" office:value-type="float" office:value="18" calcext:value-type="float">
            <text:p>18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8" office:value-type="float" office:value="19" calcext:value-type="float">
            <text:p>19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4:16:07.161926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9T12:02:20.836350191</dc:date>
    <meta:editing-duration>P4DT17H15M41S</meta:editing-duration>
    <meta:editing-cycles>281</meta:editing-cycles>
    <meta:document-statistic meta:table-count="6" meta:cell-count="274" meta:object-count="0"/>
    <meta:user-defined meta:name=""/>
    <meta:user-defined meta:name="qrichtext">1</meta:user-defined>
  </office:meta>
</office:document-meta>
</file>